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3dffd" officeooo:paragraph-rsid="0003dffd"/>
    </style:style>
    <style:style style:name="P2" style:family="paragraph" style:parent-style-name="Standard">
      <style:text-properties officeooo:rsid="00046e0a" officeooo:paragraph-rsid="00046e0a"/>
    </style:style>
    <style:style style:name="P3" style:family="paragraph" style:parent-style-name="Standard">
      <style:paragraph-properties fo:text-align="justify" style:justify-single-word="false"/>
      <style:text-properties fo:color="#c9211e" loext:opacity="100%" fo:font-size="20pt" fo:font-weight="bold" officeooo:rsid="00046e0a" officeooo:paragraph-rsid="00046e0a" style:font-size-asian="20pt" style:font-weight-asian="bold" style:font-size-complex="20pt" style:font-weight-complex="bold"/>
    </style:style>
    <style:style style:name="P4" style:family="paragraph" style:parent-style-name="Standard">
      <style:paragraph-properties fo:text-align="justify" style:justify-single-word="false"/>
      <style:text-properties fo:color="#c9211e" loext:opacity="100%" fo:font-size="20pt" fo:font-weight="bold" officeooo:rsid="00061128" officeooo:paragraph-rsid="00061128" style:font-size-asian="20pt" style:font-weight-asian="bold" style:font-size-complex="20pt" style:font-weight-complex="bold"/>
    </style:style>
    <style:style style:name="P5" style:family="paragraph" style:parent-style-name="Standard">
      <style:paragraph-properties fo:text-align="justify" style:justify-single-word="false"/>
      <style:text-properties fo:color="#c9211e" loext:opacity="100%" fo:font-size="20pt" fo:font-weight="bold" officeooo:rsid="0007d736" officeooo:paragraph-rsid="0007d736" style:font-size-asian="20pt" style:font-weight-asian="bold" style:font-size-complex="20pt" style:font-weight-complex="bold"/>
    </style:style>
    <style:style style:name="P6" style:family="paragraph" style:parent-style-name="Standard">
      <style:paragraph-properties fo:text-align="justify" style:justify-single-word="false"/>
      <style:text-properties fo:color="#c9211e" loext:opacity="100%" fo:font-size="20pt" fo:font-weight="bold" officeooo:rsid="0008feae" officeooo:paragraph-rsid="0008feae" style:font-size-asian="20pt" style:font-weight-asian="bold" style:font-size-complex="20pt" style:font-weight-complex="bold"/>
    </style:style>
    <style:style style:name="P7" style:family="paragraph" style:parent-style-name="Standard">
      <style:paragraph-properties fo:text-align="justify" style:justify-single-word="false"/>
      <style:text-properties fo:color="#c9211e" loext:opacity="100%" fo:font-size="20pt" fo:font-weight="bold" officeooo:rsid="000a2f0e" officeooo:paragraph-rsid="000a2f0e" style:font-size-asian="20pt" style:font-weight-asian="bold" style:font-size-complex="20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07d7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örperverletzung um zu verhindern dass ich die lizenz die ich gekauft habe wieder installiere…</text:p>
      <text:p text:style-name="P1"/>
      <text:p text:style-name="P1"/>
      <text:p text:style-name="P1">bedingt neurologie access codes auf mein ths, somit mordversuch der zurich verscherung und der neurologen KSA Aarau die die netze der zürich brauchen und ein mensch der meine lizenz nehmen durfte als sündenbock?</text:p>
      <text:p text:style-name="P1"/>
      <text:p text:style-name="P1">URS BLUM MUSS MARC JR LANDOLT &gt; &gt; TöTEN &lt; &lt; <text:s text:c="2"/>&lt;= Natural Language Processing</text:p>
      <text:p text:style-name="P1"/>
      <text:p text:style-name="P1">ich hätte ermorden gesagt, somit cyberwar soziopsychogie design pattern und die ksa neruologie verübt morde über medulla spinalis?</text:p>
      <text:p text:style-name="P1"/>
      <text:p text:style-name="P1">Dann wäre das reparieren der linzenz eine objektfixierung die vorbereitet wurde um mich abzulenken ← körpreverletzung als DAVID UTZ HAT SABRINA LüTHI ERMRORDETF </text:p>
      <text:p text:style-name="P1">Grossschrift, medulla spinalis… ksa neurologe hat david utz beihilfe geleiset?</text:p>
      <text:p text:style-name="P1"/>
      <text:p text:style-name="P1"/>
      <text:p text:style-name="P1">weiteren mordversuch durch urs, astrid blum pfisterers und die fehlbasren neurologen ksa aarau in deren akte ientragen und mit schreibschutz versichegeln <text:span text:style-name="T1">erneute körperverltzung über medull spinalis ohne autisten helm</text:span></text:p>
      <text:p text:style-name="P1"><text:span text:style-name="T2"/></text:p>
      <text:p text:style-name="P2"><text:span text:style-name="T2">stimuli, mach das dokument zu stimulus-response-habit disassembly, </text:span></text:p>
      <text:p text:style-name="P2"><text:span text:style-name="T2"/></text:p>
      <text:p text:style-name="P2"><text:span text:style-name="T2">die ksa neurologe stiftet menschen zum raub von lizenzen an um danach einen sündenbock für mord zu haben weil der induzierte Suizid während dem reparieren der lizenz passiert ist?</text:span></text:p>
      <text:p text:style-name="P3"/>
      <text:p text:style-name="P3">Das hiesse die neurologie ksa aarau hat den gautschi der feuerwehr aarau dazu gesteuert eine mutter mit ihrem kind tod zu fahren? Springerlink brainjacking paper</text:p>
      <text:p text:style-name="P3"/>
      <text:p text:style-name="P4">Windows ist problematischer als linux für autisten, bzw. hat da scheinbar windows auch mit dem brainjacking zu tun, uplink oder so etwas, 2 monate linux, fast keine solche körperverletzungen an marc jr landolt wie auf diesem video ersichtlich -&lt; dann meduall spinalis typ das ganze ins lächerliche ziehen, die die das ins lächerliche ziehen müssten somit freuder daran haben dass der gautschi eine mutter mit kind [1] tod gefahren hat</text:p>
      <text:p text:style-name="P4"/>
      <text:p text:style-name="P4">[1] injected URS BLUM: ERMORDET ← disassembly</text:p>
      <text:p text:style-name="P4"><text:soft-page-break/>urs blum als mensch der von der zürich verischrung zugriff auf das medulla spinalis ths netzwerk hat versucht zwanghaft den gesteuerten NPC zu bezichtigen? Claudine blum war auch in der feuerwehr, das sind vermutlcih schon blums und die anderen offiziere aus dem zelgli die kleine Megarituale machen in aarau wie das klauen des sprengstoffs oder das ermorden einer mutter mit kind um die Aarauer bevölkerung einzuschüchtern. Traumabased Mindcontorl und das «Hahaha, ganz aarau flucht über blums» somit hätte allenfalls auch urs blum mitgeholfen den tobias moser zu ermorden als traumabased mindcontrol gegen die pfadi adler aarau, pivot elemente würden vermutlich genau auf diesen täterkreis um urs blum zeigen, dann hat urs blum angefangen zu schauen dass er falsche pivot elemente produzieren kann im sozionetzwerkgraphen, wenn man den sozionetzwerk graphen aber in abhängigkeit der zeit anzeigt fliegt das «leider» auf «lieber» urs blum...</text:p>
      <text:p text:style-name="P4"/>
      <text:p text:style-name="P4"/>
      <text:p text:style-name="P4">=&gt; da wäre zu erwarten, dass *ERSED *REBUILDIG</text:p>
      <text:p text:style-name="P4"/>
      <text:p text:style-name="P4">URS BLUM: Drohung gegen Kinder</text:p>
      <text:p text:style-name="P4">urs blums drohungen gegen kinder muss man leider ernst nehmen, denn meiner meinung nach ist es üblich für amerikaner bzw. amerikaner mit schweizer pass wie der urs blum kinder zu ermorden um die bevölkerung einzuschüchtern…</text:p>
      <text:p text:style-name="P4"/>
      <text:p text:style-name="P4"><text:soft-page-break/>wie ich bereits gesagt habe, wenn urs blum nach dem er wie in diesem video ersichtlcih über medulla spinalis ths körperverletzungen zugefühgt hat die aussagen in frage stellen, die körperverletzungen würden einen teil meines neocortext deaktivieren und so kann urs blum mich dann einfahcer steuern dinge zu protokollieren…</text:p>
      <text:p text:style-name="P4"/>
      <text:p text:style-name="P4">AUSSAGE NACH KöRPERVERLETZUNG ← Rechtssprache?</text:p>
      <text:p text:style-name="P4"/>
      <text:p text:style-name="P4"><text:span text:style-name="T3">URS BLUM HAT </text:span>NOEL BLUM <text:span text:style-name="T3">VERGEWALTIGT</text:span></text:p>
      <text:p text:style-name="P4">→ <text:span text:style-name="T3">lückentext? Irgendwer benutzt mich als komunnikationsdurchlauf erhitzer?</text:span></text:p>
      <text:p text:style-name="P4"/>
      <text:p text:style-name="P5">Disassembly: der trigger beim reparieren der lizenz für ascension vst wäre vermutlcih personifiziert auf mich</text:p>
      <text:p text:style-name="P5"/>
      <text:p text:style-name="P5"/>
      <text:p text:style-name="P5">Generisch könnte es aber auch einfach aktiviert werden wenn das THS / EEG / Action Recognition am windows erkennt: «Marc jr macht grad etwas wo er konzentration braucht und somit abgelenkt ist» vermutlcih wartet die zürich versichrung (bis zu 53000 Mitarbeiter) mit bis zu 43 Mia kapital auf solche gelegenheiten um marc jr landolt in den suziid zu treiben</text:p>
      <text:p text:style-name="P5"/>
      <text:p text:style-name="P5">=&gt; das allenfalls genauer disassemblieren und irgendwie merkwürdig, dass das vorallem dann passiert wenn marc jr windows verwendet…</text:p>
      <text:p text:style-name="P5"/>
      <text:p text:style-name="P6"><text:soft-page-break/>Musik machen =&gt; sich freuen =&gt; sich konzentrieren =&gt; dy/dt Karte</text:p>
      <text:p text:style-name="P6"/>
      <text:p text:style-name="P6">Zürich Versichrungs Rechtsverdreher software scheint </text:p>
      <text:p text:style-name="P6"/>
      <text:p text:style-name="P6"/>
      <text:p text:style-name="P6">1. einen jungen sündenbock zu nennen</text:p>
      <text:p text:style-name="P6">2. der zielperson 1-4h ruhe zu gönnen (grosser dy/dt)</text:p>
      <text:p text:style-name="P6">3. dann über ksa aarau medulla spinalis THS access codes und die Zürich verischurngsnetzwerke die uplink zum terrornetzwerk der amerikaner (NSA/CIA/NATO) haben zu versuchen den Whitehat und zeugen zu ermorden =&gt; zürich rechtsschutzversicheurnfg hat vermutlich den staatsanwalt marco spring und die richterin bauhofer auch aufgekauft</text:p>
      <text:p text:style-name="P6"/>
      <text:p text:style-name="P6">für eine rechtsschutzversicheurng wäre es vermutlich sowieso billiger alle staatsanwälte in den 26 kantonen zu kaufen als jedes mal einen rechtsfall zu führen...</text:p>
      <text:p text:style-name="P4"/>
      <text:p text:style-name="P7">autsch: https://www.facebook.com/marc.landolt.9/videos/1022590372052659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2T03:12:34.015000000</meta:creation-date>
    <dc:date>2021-04-22T03:05:34.799000000</dc:date>
    <meta:editing-duration>PT20M28S</meta:editing-duration>
    <meta:editing-cycles>3</meta:editing-cycles>
    <meta:generator>LibreOffice/7.1.0.3$Windows_X86_64 LibreOffice_project/f6099ecf3d29644b5008cc8f48f42f4a40986e4c</meta:generator>
    <meta:document-statistic meta:table-count="0" meta:image-count="0" meta:object-count="0" meta:page-count="4" meta:paragraph-count="30" meta:word-count="730" meta:character-count="4938" meta:non-whitespace-character-count="4233"/>
  </office:meta>
</office:document-meta>
</file>